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5E0000005E667D0165F7F6D00A.png" manifest:media-type="image/png"/>
  <manifest:file-entry manifest:full-path="Pictures/100000000000005E0000005E2AE0DE6D99012D70.png" manifest:media-type="image/png"/>
  <manifest:file-entry manifest:full-path="Pictures/1000000000000462000000589ACB62EABBDEC345.png" manifest:media-type="image/png"/>
  <manifest:file-entry manifest:full-path="Pictures/10000000000000080000000884D992FE4BA6D708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3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4" style:family="paragraph" style:parent-style-name="_5f_Header_20_N_20_page_20_impaire_20__28_D_29_">
      <style:paragraph-properties fo:text-align="start" style:justify-single-word="false"/>
    </style:style>
    <style:style style:name="P95" style:family="paragraph" style:parent-style-name="_5f_Header_20_N_20_page_20_impaire_20__28_D_29_">
      <style:text-properties officeooo:rsid="027aa87d" officeooo:paragraph-rsid="027aa87d"/>
    </style:style>
    <style:style style:name="P96" style:family="paragraph" style:parent-style-name="_5f_Header_20_N_20_page_20_impaire_20__28_D_29_">
      <style:text-properties officeooo:rsid="0277791e" officeooo:paragraph-rsid="0277791e"/>
    </style:style>
    <style:style style:name="P97" style:family="paragraph" style:parent-style-name="_5f_Header_20_G_20_page_20_impaire_20__28_D_29_">
      <style:text-properties officeooo:paragraph-rsid="01259ec2"/>
    </style:style>
    <style:style style:name="P98" style:family="paragraph" style:parent-style-name="_5f_Header_20_G_20_page_20_impaire_20__28_D_29_">
      <style:text-properties officeooo:paragraph-rsid="00c87b35"/>
    </style:style>
    <style:style style:name="P99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0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_5f_Paragraphe">
      <style:text-properties officeooo:paragraph-rsid="029b8c57"/>
    </style:style>
    <style:style style:name="P103" style:family="paragraph" style:parent-style-name="_5f_Paragraphe_5f_Correction">
      <style:text-properties officeooo:paragraph-rsid="029b8c57"/>
    </style:style>
    <style:style style:name="P104" style:family="paragraph" style:parent-style-name="_5f_Paragraphe_5f_Correction">
      <style:text-properties officeooo:paragraph-rsid="029f4649"/>
    </style:style>
    <style:style style:name="P105" style:family="paragraph" style:parent-style-name="_5f_Footer_20_page_20_impaire_20__28_D_29_"/>
    <style:style style:name="P10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8" style:family="paragraph" style:parent-style-name="_5f_Footer_20_page_20_impaire_20__28_D_29_">
      <style:paragraph-properties fo:text-align="start" style:justify-single-word="false"/>
    </style:style>
    <style:style style:name="P109" style:family="paragraph" style:parent-style-name="_5f_Footer_20_page_20_paire_20__28_G_29_"/>
    <style:style style:name="P110" style:family="paragraph" style:parent-style-name="_5f_Footer_20_page_20_paire_20__28_G_29_">
      <style:text-properties fo:font-size="9pt" style:font-size-asian="9pt" style:font-size-complex="9pt"/>
    </style:style>
    <style:style style:name="P11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2" style:family="paragraph" style:parent-style-name="_5f_Paragraphe_5f_avec_5f_Num_5f_Question" style:list-style-name="_5f_Numérotation_20_des_20_exercices"/>
    <style:style style:name="P113" style:family="paragraph" style:parent-style-name="_5f_Premier_5f_Titre_5f_Exercices_5f_avec_5f_Num_20_Exo_5f_Avec_5f_Titre" style:list-style-name="_5f_Numérotation_20_des_20_exercices" style:master-page-name="_37__5f_2_5f_SERIE_5f_G_5f_GAUCHE_5f_ET_5f_DROITE_5f_2COL">
      <style:paragraph-properties style:page-number="auto"/>
    </style:style>
    <style:style style:name="P114" style:family="paragraph" style:parent-style-name="_5f_Titre_5f_Exercices_5f_sans_5f_Titre" style:list-style-name="_5f_Numérotation_20_des_20_exercices"/>
    <style:style style:name="P115" style:family="paragraph">
      <style:paragraph-properties fo:text-align="center"/>
    </style:style>
    <style:style style:name="P116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7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style:paragraph-properties fo:margin-left="0cm" fo:margin-right="0cm" fo:margin-top="0cm" fo:margin-bottom="0cm" fo:line-height="100%" fo:text-indent="0cm" style:writing-mode="lr-tb"/>
    </style:style>
    <style:style style:name="P119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5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d7e12c"/>
    </style:style>
    <style:style style:name="P12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1" style:family="paragraph">
      <loext:graphic-properties draw:fill="solid" draw:fill-color="#729fc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none" draw:fill-color="#729fcf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style:paragraph-properties fo:margin-left="0cm" fo:margin-right="0cm" fo:margin-top="0cm" fo:margin-bottom="0cm" fo:line-height="100%" fo:text-indent="0cm"/>
    </style:style>
    <style:style style:name="P1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WenQuanYi Zen Hei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none" draw:fill-color="#ffffff"/>
      <style:paragraph-properties style:writing-mode="lr-tb"/>
      <style:text-properties style:font-name="Bitstream Vera Sans2" fo:font-size="10pt" style:font-size-asian="10pt" style:font-size-complex="10pt"/>
    </style:style>
    <style:style style:name="P13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38" style:family="paragraph">
      <loext:graphic-properties draw:fill="solid" draw:fill-color="#7fb241"/>
    </style:style>
    <style:style style:name="P139" style:family="paragraph">
      <loext:graphic-properties draw:fill="solid" draw:fill-color="#1ca2b8"/>
    </style:style>
    <style:style style:name="P14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style:text-position="0% 100%" fo:font-style="normal" fo:font-weight="normal" officeooo:rsid="002bc847" style:font-style-asian="normal" style:font-weight-asian="normal" style:font-style-complex="normal" style:font-weight-complex="normal"/>
    </style:style>
    <style:style style:name="T154" style:family="text">
      <style:text-properties officeooo:rsid="0160d7ef"/>
    </style:style>
    <style:style style:name="T155" style:family="text">
      <style:text-properties officeooo:rsid="0072f07f"/>
    </style:style>
    <style:style style:name="T156" style:family="text">
      <style:text-properties officeooo:rsid="0268e0aa"/>
    </style:style>
    <style:style style:name="T157" style:family="text">
      <style:text-properties officeooo:rsid="026ec296"/>
    </style:style>
    <style:style style:name="T158" style:family="text">
      <style:text-properties officeooo:rsid="0272f9e5"/>
    </style:style>
    <style:style style:name="T159" style:family="text">
      <style:text-properties officeooo:rsid="02757f12"/>
    </style:style>
    <style:style style:name="T160" style:family="text">
      <style:text-properties officeooo:rsid="02735980"/>
    </style:style>
    <style:style style:name="T161" style:family="text">
      <style:text-properties officeooo:rsid="01b6dc57"/>
    </style:style>
    <style:style style:name="T162" style:family="text">
      <style:text-properties officeooo:rsid="00b5d2d1"/>
    </style:style>
    <style:style style:name="T163" style:family="text">
      <style:text-properties officeooo:rsid="015f088a"/>
    </style:style>
    <style:style style:name="T164" style:family="text">
      <style:text-properties officeooo:rsid="01f8729d"/>
    </style:style>
    <style:style style:name="T165" style:family="text">
      <style:text-properties officeooo:rsid="010c4d3a"/>
    </style:style>
    <style:style style:name="T166" style:family="text">
      <style:text-properties fo:font-size="16pt" style:font-size-asian="16pt" style:font-size-complex="16pt"/>
    </style:style>
    <style:style style:name="T167" style:family="text">
      <style:text-properties officeooo:rsid="00b6801f"/>
    </style:style>
    <style:style style:name="T168" style:family="text">
      <style:text-properties officeooo:rsid="016f3374"/>
    </style:style>
    <style:style style:name="T169" style:family="text">
      <style:text-properties officeooo:rsid="014407b5"/>
    </style:style>
    <style:style style:name="T170" style:family="text">
      <style:text-properties officeooo:rsid="008d016c"/>
    </style:style>
    <style:style style:name="T171" style:family="text">
      <style:text-properties officeooo:rsid="009e3fdd"/>
    </style:style>
    <style:style style:name="T172" style:family="text">
      <style:text-properties officeooo:rsid="00a4cf55"/>
    </style:style>
    <style:style style:name="T173" style:family="text">
      <style:text-properties officeooo:rsid="005a3fa8"/>
    </style:style>
    <style:style style:name="T174" style:family="text">
      <style:text-properties officeooo:rsid="00415f3a"/>
    </style:style>
    <style:style style:name="T175" style:family="text">
      <style:text-properties officeooo:rsid="00386ebd"/>
    </style:style>
    <style:style style:name="T17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8" style:family="text">
      <style:text-properties officeooo:rsid="00a59a60"/>
    </style:style>
    <style:style style:name="T179" style:family="text">
      <style:text-properties officeooo:rsid="01fe03f2"/>
    </style:style>
    <style:style style:name="T180" style:family="text">
      <style:text-properties officeooo:rsid="0096b4e2"/>
    </style:style>
    <style:style style:name="T181" style:family="text">
      <style:text-properties officeooo:rsid="0032e83a"/>
    </style:style>
    <style:style style:name="T182" style:family="text">
      <style:text-properties officeooo:rsid="002b33ed"/>
    </style:style>
    <style:style style:name="T183" style:family="text">
      <style:text-properties officeooo:rsid="00a59037"/>
    </style:style>
    <style:style style:name="T184" style:family="text">
      <style:text-properties officeooo:rsid="029b8c57"/>
    </style:style>
    <style:style style:name="T185" style:family="text">
      <style:text-properties fo:color="#000000" loext:opacity="100%" style:font-name="Bitstream Vera Sans4" fo:font-size="10pt" fo:language="fr" fo:country="FR" officeooo:rsid="029b8c57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6" style:family="text">
      <style:text-properties fo:color="#000000" loext:opacity="100%" style:font-name="Bitstream Vera Sans4" fo:font-size="10pt" fo:language="fr" fo:country="FR" officeooo:rsid="029f4649" style:letter-kerning="true" fo:background-color="#ffff00" loext:char-shading-value="0" style:font-name-asian="Bitstream Vera Sans6" style:font-size-asian="10pt" style:language-asian="zh" style:country-asian="CN" style:font-name-complex="Bitstream Vera Sans6" style:language-complex="hi" style:country-complex="IN"/>
    </style:style>
    <style:style style:name="T187" style:family="text">
      <style:text-properties officeooo:rsid="029f4649"/>
    </style:style>
    <style:style style:name="T188" style:family="text">
      <style:text-properties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89" style:family="text">
      <style:text-properties style:font-name="Times New Roman1" style:text-underline-style="none" fo:font-weight="normal" officeooo:rsid="004b8dbd" style:font-weight-asian="normal" style:font-size-complex="9pt" style:font-weight-complex="normal" style:text-overline-style="none" style:text-overline-color="font-color"/>
    </style:style>
    <style:style style:name="T190" style:family="text"/>
    <style:style style:name="T191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3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WenQuanYi Zen Hei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style:font-name="Bitstream Vera Sans2" fo:font-size="10pt" style:font-size-asian="10pt" style:font-size-complex="10pt"/>
    </style:style>
    <style:style style:name="T19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T196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use-window-font-color="true" loext:opacity="0%" style:text-outline="false" style:text-line-through-style="none" style:text-line-through-type="none" style:text-position="-1% 58%" style:font-name="Bitstream Vera Sans2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/>
    </style:style>
    <style:style style:name="gr4" style:family="graphic">
      <style:graphic-properties draw:stroke="solid" draw:stroke-dash="Dashed_20__28_var_29__20_6070" svg:stroke-width="0.041cm" svg:stroke-color="#706e0c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" style:family="graphic">
      <style:graphic-properties draw:stroke="solid" draw:stroke-dash="Dashed_20__28_var_29__20_6070" svg:stroke-width="0.041cm" svg:stroke-color="#706e0c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" style:family="graphic">
      <style:graphic-properties draw:stroke="solid" draw:stroke-dash="Dashed_20__28_var_29__20_6072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3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8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1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9" style:family="graphic">
      <style:graphic-properties draw:stroke="solid" draw:stroke-dash="Dashed_20__28_var_29__20_6070" svg:stroke-width="0.071cm" svg:stroke-color="#706e0c" draw:marker-start="" draw:marker-start-width="0.28cm" draw:marker-start-center="false" draw:marker-end="" draw:marker-end-width="0.28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solid" svg:stroke-width="0.041cm" svg:stroke-color="#706e0c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cm" fo:min-width="0cm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041cm" svg:stroke-color="#706e0c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cm" fo:min-width="0cm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2" style:family="graphic">
      <style:graphic-properties draw:stroke="dash" draw:stroke-dash="Dash" svg:stroke-width="0.041cm" svg:stroke-color="#000000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3" style:family="graphic">
      <style:graphic-properties draw:stroke="dash" draw:stroke-dash="Dash" svg:stroke-width="0.041cm" svg:stroke-color="#000000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4" style:family="graphic">
      <style:graphic-properties draw:stroke="solid" draw:stroke-dash="Dashed_20__28_var_29__20_6070" svg:stroke-width="0.041cm" svg:stroke-color="#706e0c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solid" draw:stroke-dash="Dashed_20__28_var_29__20_6070" svg:stroke-width="0.041cm" svg:stroke-color="#706e0c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5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" style:family="graphic">
      <style:graphic-properties draw:stroke="solid" draw:stroke-dash="Dashed_20__28_var_29__20_6071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7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9" style:family="graphic">
      <style:graphic-properties draw:stroke="solid" draw:stroke-dash="Dashed_20__28_var_29__20_6070" svg:stroke-width="0.071cm" svg:stroke-color="#706e0c" draw:marker-start="" draw:marker-start-width="0.28cm" draw:marker-start-center="false" draw:marker-end="" draw:marker-end-width="0.28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solid" draw:stroke-dash="Dashed_20__28_var_29__20_6070" svg:stroke-width="0.041cm" svg:stroke-color="#706e0c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solid" draw:stroke-dash="Dashed_20__28_var_29__20_6070" svg:stroke-width="0.041cm" svg:stroke-color="#706e0c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solid" draw:stroke-dash="Dashed_20__28_var_29__20_6070" svg:stroke-width="0.041cm" svg:stroke-color="#706e0c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solid" draw:stroke-dash="Dashed_20__28_var_29__20_6070" svg:stroke-width="0.041cm" svg:stroke-color="#706e0c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dash" draw:stroke-dash="Dash" svg:stroke-width="0.041cm" svg:stroke-color="#000000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25" style:family="graphic">
      <style:graphic-properties draw:stroke="dash" draw:stroke-dash="Dash" svg:stroke-width="0.041cm" svg:stroke-color="#000000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5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7" style:family="graphic">
      <style:graphic-properties draw:stroke="solid" draw:stroke-dash="Dashed_20__28_var_29__20_6070" svg:stroke-width="0.019cm" svg:stroke-color="#000000" draw:marker-start="Dimension_20_Lines" draw:marker-start-width="0.201cm" draw:marker-start-center="false" draw:marker-end="Dimension_20_Lines" draw:marker-end-width="0.20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8" style:family="graphic">
      <style:graphic-properties draw:stroke="none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5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9" style:family="graphic">
      <style:graphic-properties draw:stroke="solid" draw:stroke-dash="Dashed_20__28_var_29__20_6070" svg:stroke-width="0.071cm" svg:stroke-color="#706e0c" draw:marker-start="" draw:marker-start-width="0.28cm" draw:marker-start-center="false" draw:marker-end="" draw:marker-end-width="0.28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draw:stroke-dash="Dashed_20__28_var_29__20_6070" svg:stroke-width="0.041cm" svg:stroke-color="#706e0c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solid" draw:stroke-dash="Dashed_20__28_var_29__20_6070" svg:stroke-width="0.041cm" svg:stroke-color="#706e0c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2" style:family="graphic">
      <style:graphic-properties draw:stroke="solid" draw:stroke-dash="Dashed_20__28_var_29__20_6070" svg:stroke-width="0.041cm" svg:stroke-color="#706e0c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3" style:family="graphic">
      <style:graphic-properties draw:stroke="solid" draw:stroke-dash="Dashed_20__28_var_29__20_6070" svg:stroke-width="0.041cm" svg:stroke-color="#706e0c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4" style:family="graphic">
      <style:graphic-properties draw:stroke="dash" draw:stroke-dash="Dash" svg:stroke-width="0.041cm" svg:stroke-color="#000000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35" style:family="graphic">
      <style:graphic-properties draw:stroke="dash" draw:stroke-dash="Dash" svg:stroke-width="0.041cm" svg:stroke-color="#000000" draw:marker-start="" draw:marker-start-width="0.259cm" draw:marker-start-center="false" draw:marker-end="" draw:marker-end-width="0.259cm" draw:marker-end-center="false" draw:fill="solid" draw:fill-color="#729fcf" draw:textarea-horizontal-align="justify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3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3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0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3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draw:stroke="solid" draw:stroke-dash="Dashed_20__28_var_29__20_6070" svg:stroke-width="0.041cm" svg:stroke-color="#706e0c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8" style:family="graphic">
      <style:graphic-properties draw:stroke="solid" draw:stroke-dash="Dashed_20__28_var_29__20_6072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49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3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0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5cm" fo:min-width="0.21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1" style:family="graphic">
      <style:graphic-properties draw:stroke="solid" draw:stroke-dash="Dashed_20__28_var_29__20_6070" svg:stroke-width="0.071cm" svg:stroke-color="#706e0c" draw:marker-start="" draw:marker-start-width="0.28cm" draw:marker-start-center="false" draw:marker-end="" draw:marker-end-width="0.28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25cm" fo:padding-bottom="0.025cm" fo:padding-left="0.025cm" fo:padding-right="0.0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2" style:family="graphic">
      <style:graphic-properties draw:stroke="solid" svg:stroke-width="0.041cm" svg:stroke-color="#706e0c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draw:auto-grow-height="false" fo:min-height="0cm" fo:min-width="0cm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50%" draw:textarea-horizontal-align="justify" draw:textarea-vertical-align="middle" draw:auto-grow-height="false" fo:min-height="0.109cm" fo:min-width="2.15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opacity="50%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55" style:family="graphic">
      <style:graphic-properties draw:stroke="solid" svg:stroke-width="0.019cm" svg:stroke-color="#000000" draw:marker-start="" draw:marker-start-width="0.24cm" draw:marker-start-center="false" draw:marker-end="" draw:marker-end-width="0.24cm" draw:marker-end-center="false" draw:fill="none" draw:fill-color="#729fcf" draw:opacity="50%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draw:shadow-opacity="50%" style:run-through="foreground"/>
    </style:style>
    <style:style style:name="gr5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50%" draw:textarea-horizontal-align="justify" draw:textarea-vertical-align="middle" draw:auto-grow-height="false" fo:min-height="0.367cm" fo:min-width="0.34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5cm" fo:min-width="0.258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9" style:family="graphic">
      <style:graphic-properties draw:stroke="solid" draw:stroke-dash="Dashed_20__28_var_29__20_6071" svg:stroke-width="0.019cm" svg:stroke-color="#000000" draw:marker-start="Dimension_20_Lines" draw:marker-start-width="0.199cm" draw:marker-start-center="false" draw:marker-end="Dimension_20_Lines" draw:marker-end-width="0.19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0" style:family="graphic">
      <style:graphic-properties draw:stroke="none" svg:stroke-width="0.019cm" svg:stroke-color="#000000" draw:marker-start="" draw:marker-start-width="0.213cm" draw:marker-start-center="false" draw:marker-end="" draw:marker-end-width="0.213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5cm" fo:min-width="0.27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50%" draw:textarea-horizontal-align="justify" draw:textarea-vertical-align="middle" draw:auto-grow-height="false" fo:min-height="0.111cm" fo:min-width="2.159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6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50%" draw:textarea-horizontal-align="justify" draw:textarea-vertical-align="middle" draw:auto-grow-height="false" fo:min-height="0.365cm" fo:min-width="0.351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6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4" style:family="graphic">
      <style:graphic-properties draw:stroke="none" svg:stroke-color="#000000" draw:fill="none" draw:fill-color="#ffffff" fo:min-height="0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5" style:family="graphic">
      <style:graphic-properties draw:stroke="none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58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6" style:family="graphic">
      <style:graphic-properties draw:stroke="solid" draw:stroke-dash="Dashed_20__28_var_29__20_6070" svg:stroke-width="0.019cm" svg:stroke-color="#000000" draw:marker-start="Dimension_20_Lines" draw:marker-start-width="0.201cm" draw:marker-start-center="false" draw:marker-end="Dimension_20_Lines" draw:marker-end-width="0.201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67" style:family="graphic">
      <style:graphic-properties draw:stroke="none" svg:stroke-width="0.019cm" svg:stroke-color="#000000" draw:marker-start="" draw:marker-start-width="0.201cm" draw:marker-start-center="false" draw:marker-end="" draw:marker-end-width="0.201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427cm" fo:min-width="0.25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opacity="50%" draw:textarea-horizontal-align="justify" draw:textarea-vertical-align="middle" draw:auto-grow-height="false" fo:min-height="0.109cm" fo:min-width="2.161cm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6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0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2" style:family="graphic">
      <style:graphic-properties draw:stroke="solid" svg:stroke-width="0.03cm" svg:stroke-color="#000000" draw:marker-start="" draw:marker-start-width="0.24cm" draw:marker-start-center="false" draw:marker-end="" draw:marker-end-width="0.24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.071cm" svg:stroke-color="#706e0c" draw:marker-start="" draw:marker-start-width="0.3cm" draw:marker-start-center="false" draw:marker-end="" draw:marker-end-width="0.3cm" draw:marker-end-center="false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.028cm" svg:stroke-color="#706e0c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.019cm" svg:stroke-color="#000000" draw:marker-start="Dimension_20_Lines" draw:marker-start-width="0.199cm" draw:marker-start-center="false" draw:marker-end="Dimension_20_Lines" draw:marker-end-width="0.199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76" style:family="graphic">
      <style:graphic-properties draw:stroke="dash" draw:stroke-dash="Line_20_Style_20_1" svg:stroke-width="0.019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77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5cm" fo:min-width="0.65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8" style:family="graphic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23cm" fo:min-width="0.65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9" style:family="graphic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1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8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83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364" draw:name="Shape3_3" draw:style-name="gr1" draw:text-style-name="P115" svg:x1="17.35cm" svg:y1="1.434cm" svg:x2="21.996cm" svg:y2="1.408cm">
        <text:p/>
      </draw:line>
      <draw:frame text:anchor-type="page" text:anchor-page-number="1" draw:z-index="32" draw:name="Shape2_1" draw:style-name="gr80" draw:text-style-name="P137" svg:width="2.701cm" svg:height="0.715cm" draw:transform="rotate (0.0876155284501153) translate (1.13594444444444cm 1.38288888888889cm)">
        <draw:text-box>
          <text:p text:style-name="P115"><text:span text:style-name="T195">Série 2</text:span></text:p>
        </draw:text-box>
      </draw:frame>
      <draw:path text:anchor-type="page" text:anchor-page-number="1" draw:z-index="31" draw:name="Shape1_3" draw:style-name="gr81" draw:text-style-name="P139" svg:width="4.329cm" svg:height="2.24cm" svg:x="0cm" svg:y="0.02cm" svg:viewBox="0 0 4330 2241" svg:d="M0 2241l3984-288c209-15 363-168 345-342l-170-1611h-4159z">
        <text:p/>
      </draw:path>
      <text:list xml:id="list1003181331" text:style-name="_5f_Numérotation_20_des_20_exercices">
        <text:list-item>
          <text:h text:style-name="P113" text:outline-level="1"><text:span text:style-name="_5f_Caractères"><text:s/>Médiatrices ?</text:span></text:h>
        </text:list-item>
      </text:list>
      <text:h text:style-name="_5f_Paragraphe" text:outline-level="1"><draw:g text:anchor-type="paragraph" draw:z-index="33" draw:name="Forme1" draw:style-name="gr46"><draw:line draw:style-name="gr75" draw:text-style-name="P140" svg:x1="0.578cm" svg:y1="1.323cm" svg:x2="3.576cm" svg:y2="1.323cm"><text:p/></draw:line><draw:line draw:style-name="gr76" draw:text-style-name="P140" svg:x1="2.079cm" svg:y1="0.201cm" svg:x2="2.079cm" svg:y2="2.384cm"><text:p/></draw:line><draw:frame draw:style-name="gr77" draw:text-style-name="P141" svg:width="0.659cm" svg:height="0.426cm" svg:x="2.055cm" svg:y="0.201cm"><draw:text-box><text:p text:style-name="P118"><text:span text:style-name="T196">(d</text:span><text:span text:style-name="T197">1</text:span><text:span text:style-name="T196">)</text:span></text:p></draw:text-box></draw:frame><draw:line draw:style-name="gr75" draw:text-style-name="P140" svg:x1="4.859cm" svg:y1="1.017cm" svg:x2="7.531cm" svg:y2="1.89cm"><text:p/></draw:line><draw:line draw:style-name="gr76" draw:text-style-name="P140" svg:x1="6.633cm" svg:y1="0.417cm" svg:x2="5.979cm" svg:y2="2.421cm"><text:p/></draw:line><draw:frame draw:style-name="gr77" draw:text-style-name="P141" svg:width="0.659cm" svg:height="0.426cm" svg:x="6.539cm" svg:y="0.499cm"><draw:text-box><text:p text:style-name="P118"><text:span text:style-name="T196">(d</text:span><text:span text:style-name="T197">2</text:span><text:span text:style-name="T196">)</text:span></text:p></draw:text-box></draw:frame><draw:line draw:style-name="gr75" draw:text-style-name="P140" svg:x1="2.97cm" svg:y1="2.602cm" svg:x2="0cm" svg:y2="4.565cm"><text:p/></draw:line><draw:line draw:style-name="gr76" draw:text-style-name="P140" svg:x1="2.096cm" svg:y1="4.521cm" svg:x2="0.615cm" svg:y2="2.588cm"><text:p/></draw:line><draw:frame draw:style-name="gr78" draw:text-style-name="P141" svg:width="0.659cm" svg:height="0.424cm" svg:x="1.342cm" svg:y="4.39cm"><draw:text-box><text:p text:style-name="P118"><text:span text:style-name="T196">(d</text:span><text:span text:style-name="T197">3</text:span><text:span text:style-name="T196">)</text:span></text:p></draw:text-box></draw:frame><draw:line draw:style-name="gr75" draw:text-style-name="P140" svg:x1="4.709cm" svg:y1="2.59cm" svg:x2="4.201cm" svg:y2="4.779cm"><text:p/></draw:line><draw:line draw:style-name="gr76" draw:text-style-name="P140" svg:x1="5.55cm" svg:y1="3.939cm" svg:x2="3.177cm" svg:y2="3.389cm"><text:p/></draw:line><draw:frame draw:style-name="gr77" draw:text-style-name="P141" svg:width="0.659cm" svg:height="0.426cm" svg:x="4.974cm" svg:y="4.006cm"><draw:text-box><text:p text:style-name="P118"><text:span text:style-name="T196">(d</text:span><text:span text:style-name="T197">4</text:span><text:span text:style-name="T196">)</text:span></text:p></draw:text-box></draw:frame><draw:line draw:style-name="gr75" draw:text-style-name="P140" svg:x1="7.533cm" svg:y1="2.59cm" svg:x2="7.025cm" svg:y2="4.779cm"><text:p/></draw:line><draw:line draw:style-name="gr76" draw:text-style-name="P140" svg:x1="8.399cm" svg:y1="3.693cm" svg:x2="6.009cm" svg:y2="3.693cm"><text:p/></draw:line><draw:frame draw:style-name="gr77" draw:text-style-name="P141" svg:width="0.659cm" svg:height="0.426cm" svg:x="7.798cm" svg:y="4.006cm"><draw:text-box><text:p text:style-name="P118"><text:span text:style-name="T196">(d</text:span><text:span text:style-name="T197">5</text:span><text:span text:style-name="T196">)</text:span></text:p></draw:text-box></draw:frame><draw:line draw:style-name="gr79" draw:text-style-name="P121" svg:x1="2.079cm" svg:y1="1.069cm" svg:x2="2.32cm" svg:y2="1.069cm"><text:p/></draw:line><draw:line draw:style-name="gr79" draw:text-style-name="P121" svg:x1="2.316cm" svg:y1="1.319cm" svg:x2="2.316cm" svg:y2="1.078cm"><text:p/></draw:line><draw:line draw:style-name="gr79" draw:text-style-name="P121" svg:x1="2.657cm" svg:y1="1.463cm" svg:x2="2.783cm" svg:y2="1.205cm"><text:p/></draw:line><draw:line draw:style-name="gr79" draw:text-style-name="P121" svg:x1="1.305cm" svg:y1="1.478cm" svg:x2="1.431cm" svg:y2="1.22cm"><text:p/></draw:line><draw:line draw:style-name="gr79" draw:text-style-name="P121" svg:x1="4.462cm" svg:y1="3.091cm" svg:x2="4.728cm" svg:y2="3.153cm"><text:p/></draw:line><draw:line draw:style-name="gr79" draw:text-style-name="P121" svg:x1="4.482cm" svg:y1="3.02cm" svg:x2="4.748cm" svg:y2="3.082cm"><text:p/></draw:line><draw:line draw:style-name="gr79" draw:text-style-name="P121" svg:x1="4.189cm" svg:y1="4.212cm" svg:x2="4.455cm" svg:y2="4.274cm"><text:p/></draw:line><draw:line draw:style-name="gr79" draw:text-style-name="P121" svg:x1="4.209cm" svg:y1="4.143cm" svg:x2="4.475cm" svg:y2="4.205cm"><text:p/></draw:line><draw:line draw:style-name="gr79" draw:text-style-name="P121" svg:x1="4.496cm" svg:y1="3.451cm" svg:x2="4.762cm" svg:y2="3.513cm"><text:p/></draw:line><draw:line draw:style-name="gr79" draw:text-style-name="P121" svg:x1="4.762cm" svg:y1="3.507cm" svg:x2="4.7cm" svg:y2="3.773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Dans les figures ci-dessus,</text:span></text:h>
      <text:list xml:id="list91659068136178" text:continue-numbering="true" text:style-name="_5f_Numérotation_20_des_20_exercices">
        <text:list-item>
          <text:list>
            <text:list-item>
              <text:p text:style-name="P112"><text:span text:style-name="_5f_Caractères">Cite les droites qui semblent être les média­trices des segments puis code-les.</text:span></text:p>
            </text:list-item>
          </text:list>
        </text:list-item>
      </text:list>
      <text:h text:style-name="_5f_Paragraphe_5f_Correction" text:outline-level="1"><text:span text:style-name="_5f_Caractères">(d</text:span><text:span text:style-name="_5f_Caractères_5f_indice">1</text:span><text:span text:style-name="_5f_Caractères">) et (d</text:span><text:span text:style-name="_5f_Caractères_5f_indice">4</text:span><text:span text:style-name="_5f_Caractères">).</text:span></text:h>
      <text:list xml:id="list91658061870517" text:continue-numbering="true" text:style-name="_5f_Numérotation_20_des_20_exercices">
        <text:list-item>
          <text:list>
            <text:list-item>
              <text:p text:style-name="P112"><text:span text:style-name="_5f_Caractères">Cite celles qui ne semblent pas l’être. Justifie.</text:span></text:p>
            </text:list-item>
          </text:list>
        </text:list-item>
      </text:list>
      <text:h text:style-name="_5f_Paragraphe_5f_Correction" text:outline-level="1"><text:span text:style-name="_5f_Caractères">(d</text:span><text:span text:style-name="_5f_Caractères_5f_indice">2</text:span><text:span text:style-name="_5f_Caractères">) et (d</text:span><text:span text:style-name="_5f_Caractères_5f_indice">3</text:span><text:span text:style-name="_5f_Caractères">) ne passent pas par le milieu du segment.</text:span></text:h>
      <text:h text:style-name="_5f_Paragraphe_5f_Correction" text:outline-level="1"><text:span text:style-name="_5f_Caractères">(d</text:span><text:span text:style-name="_5f_Caractères_5f_indice">5</text:span><text:span text:style-name="_5f_Caractères">) n’est pas perpendiculaire au segment.</text:span></text:h>
      <text:list xml:id="list91658870672462" text:continue-numbering="true" text:style-name="_5f_Numérotation_20_des_20_exercices">
        <text:list-item>
          <text:h text:style-name="P114" text:outline-level="1"><text:span text:style-name="_5f_Caractères"><text:s/>Construis la médiatrice de chaque segment à l'aide de la règle graduée et de l'équerre, puis code chaque figure.</text:span></text:h>
        </text:list-item>
      </text:list>
      <text:h text:style-name="P103" text:outline-level="1"><text:span text:style-name="Character_5f_20_5f_style"><text:span text:style-name="T184">AB </text:span></text:span><text:span text:style-name="_5f_Caractères_5f_correction"><text:span text:style-name="T153">≈</text:span></text:span><text:span text:style-name="Character_5f_20_5f_style"><text:span text:style-name="T184"> 3,4 cm, donc AI </text:span></text:span><text:span text:style-name="Character_5f_20_5f_style"><text:span text:style-name="T187">= AB </text:span></text:span><text:span text:style-name="_5f_Caractères_5f_correction"><text:span text:style-name="T188">÷</text:span></text:span><text:span text:style-name="_5f_Caractères_5f_correction"><text:span text:style-name="T187"> 2</text:span></text:span><text:span text:style-name="Character_5f_20_5f_style"><text:span text:style-name="T184"> </text:span></text:span><text:span text:style-name="_5f_Caractères_5f_correction"><text:span text:style-name="T153">≈</text:span></text:span><text:span text:style-name="Character_5f_20_5f_style"><text:span text:style-name="T184"> 1,7 cm.</text:span></text:span></text:h>
      <text:h text:style-name="_5f_Paragraphe" text:outline-level="1"><draw:g text:anchor-type="paragraph" draw:z-index="196" draw:name="Shape11" draw:style-name="gr46"><draw:frame draw:style-name="gr65" draw:text-style-name="P124" svg:width="0.258cm" svg:height="0.428cm" svg:x="0.176cm" svg:y="1.737cm"><draw:text-box><text:p text:style-name="P136"><text:span text:style-name="T192">A</text:span></text:p></draw:text-box></draw:frame><draw:line draw:style-name="gr66" draw:text-style-name="P116" svg:x1="0.591cm" svg:y1="1.963cm" svg:x2="4.008cm" svg:y2="2.566cm"><text:p/></draw:line><draw:frame draw:style-name="gr67" draw:text-style-name="P124" svg:width="0.257cm" svg:height="0.428cm" svg:x="4.228cm" svg:y="2.379cm"><draw:text-box><text:p text:style-name="P136"><text:span text:style-name="T192">B</text:span></text:p></draw:text-box></draw:frame><draw:line draw:style-name="gr51" draw:text-style-name="P116" svg:x1="2.602cm" svg:y1="0.557cm" svg:x2="1.999cm" svg:y2="3.974cm"><text:p/></draw:line><draw:line draw:style-name="gr47" draw:text-style-name="P116" svg:x1="1.501cm" svg:y1="1.917cm" svg:x2="1.266cm" svg:y2="2.234cm"><text:p/></draw:line><draw:line draw:style-name="gr47" draw:text-style-name="P116" svg:x1="2.711cm" svg:y1="1.978cm" svg:x2="2.346cm" svg:y2="1.92cm"><text:p/></draw:line><draw:line draw:style-name="gr47" draw:text-style-name="P116" svg:x1="2.71cm" svg:y1="1.979cm" svg:x2="2.66cm" svg:y2="2.326cm"><text:p/></draw:line><draw:line draw:style-name="gr47" draw:text-style-name="P116" svg:x1="3.195cm" svg:y1="2.249cm" svg:x2="2.96cm" svg:y2="2.566cm"><text:p/></draw:line><draw:g draw:style-name="gr3"><draw:g draw:style-name="gr3"><draw:custom-shape draw:style-name="gr68" draw:text-style-name="P131" svg:width="2.701cm" svg:height="0.399cm" draw:transform="rotate (-0.172613063022239) translate (0.502708333333333cm 1.96320833333333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54" draw:text-style-name="P132" svg:x1="0.6cm" svg:y1="1.979cm" svg:x2="0.566cm" svg:y2="2.176cm"><text:p/></draw:line><draw:line draw:style-name="gr54" draw:text-style-name="P132" svg:x1="1.585cm" svg:y1="2.152cm" svg:x2="1.551cm" svg:y2="2.349cm"><text:p/></draw:line><draw:line draw:style-name="gr54" draw:text-style-name="P132" svg:x1="2.57cm" svg:y1="2.323cm" svg:x2="2.536cm" svg:y2="2.52cm"><text:p/></draw:line><draw:line draw:style-name="gr55" draw:text-style-name="P132" svg:x1="0.696cm" svg:y1="1.995cm" svg:x2="0.679cm" svg:y2="2.094cm"><text:p/></draw:line><draw:line draw:style-name="gr55" draw:text-style-name="P132" svg:x1="0.795cm" svg:y1="2.014cm" svg:x2="0.778cm" svg:y2="2.113cm"><text:p/></draw:line><draw:line draw:style-name="gr55" draw:text-style-name="P132" svg:x1="0.895cm" svg:y1="2.032cm" svg:x2="0.878cm" svg:y2="2.131cm"><text:p/></draw:line><draw:line draw:style-name="gr55" draw:text-style-name="P132" svg:x1="0.994cm" svg:y1="2.047cm" svg:x2="0.977cm" svg:y2="2.146cm"><text:p/></draw:line><draw:line draw:style-name="gr55" draw:text-style-name="P132" svg:x1="1.092cm" svg:y1="2.064cm" svg:x2="1.068cm" svg:y2="2.203cm"><text:p/></draw:line><draw:line draw:style-name="gr55" draw:text-style-name="P132" svg:x1="2.077cm" svg:y1="2.238cm" svg:x2="2.053cm" svg:y2="2.377cm"><text:p/></draw:line><draw:line draw:style-name="gr55" draw:text-style-name="P132" svg:x1="3.063cm" svg:y1="2.41cm" svg:x2="3.039cm" svg:y2="2.549cm"><text:p/></draw:line><draw:line draw:style-name="gr55" draw:text-style-name="P132" svg:x1="1.19cm" svg:y1="2.083cm" svg:x2="1.173cm" svg:y2="2.182cm"><text:p/></draw:line><draw:line draw:style-name="gr55" draw:text-style-name="P132" svg:x1="1.287cm" svg:y1="2.099cm" svg:x2="1.27cm" svg:y2="2.198cm"><text:p/></draw:line><draw:line draw:style-name="gr55" draw:text-style-name="P132" svg:x1="1.386cm" svg:y1="2.118cm" svg:x2="1.369cm" svg:y2="2.217cm"><text:p/></draw:line><draw:line draw:style-name="gr55" draw:text-style-name="P132" svg:x1="1.486cm" svg:y1="2.135cm" svg:x2="1.469cm" svg:y2="2.234cm"><text:p/></draw:line><draw:line draw:style-name="gr55" draw:text-style-name="P132" svg:x1="1.682cm" svg:y1="2.167cm" svg:x2="1.665cm" svg:y2="2.266cm"><text:p/></draw:line><draw:line draw:style-name="gr55" draw:text-style-name="P132" svg:x1="1.781cm" svg:y1="2.186cm" svg:x2="1.764cm" svg:y2="2.285cm"><text:p/></draw:line><draw:line draw:style-name="gr55" draw:text-style-name="P132" svg:x1="1.878cm" svg:y1="2.203cm" svg:x2="1.861cm" svg:y2="2.302cm"><text:p/></draw:line><draw:line draw:style-name="gr55" draw:text-style-name="P132" svg:x1="1.979cm" svg:y1="2.219cm" svg:x2="1.962cm" svg:y2="2.318cm"><text:p/></draw:line><draw:line draw:style-name="gr55" draw:text-style-name="P132" svg:x1="2.176cm" svg:y1="2.255cm" svg:x2="2.159cm" svg:y2="2.354cm"><text:p/></draw:line><draw:line draw:style-name="gr55" draw:text-style-name="P132" svg:x1="2.273cm" svg:y1="2.271cm" svg:x2="2.256cm" svg:y2="2.37cm"><text:p/></draw:line><draw:line draw:style-name="gr55" draw:text-style-name="P132" svg:x1="2.371cm" svg:y1="2.287cm" svg:x2="2.354cm" svg:y2="2.386cm"><text:p/></draw:line><draw:line draw:style-name="gr55" draw:text-style-name="P132" svg:x1="2.371cm" svg:y1="2.287cm" svg:x2="2.354cm" svg:y2="2.386cm"><text:p/></draw:line><draw:line draw:style-name="gr55" draw:text-style-name="P132" svg:x1="2.472cm" svg:y1="2.307cm" svg:x2="2.455cm" svg:y2="2.406cm"><text:p/></draw:line><draw:line draw:style-name="gr55" draw:text-style-name="P132" svg:x1="2.669cm" svg:y1="2.339cm" svg:x2="2.652cm" svg:y2="2.438cm"><text:p/></draw:line><draw:line draw:style-name="gr55" draw:text-style-name="P132" svg:x1="2.767cm" svg:y1="2.358cm" svg:x2="2.75cm" svg:y2="2.457cm"><text:p/></draw:line><draw:line draw:style-name="gr55" draw:text-style-name="P132" svg:x1="2.864cm" svg:y1="2.375cm" svg:x2="2.847cm" svg:y2="2.474cm"><text:p/></draw:line><draw:line draw:style-name="gr55" draw:text-style-name="P132" svg:x1="2.964cm" svg:y1="2.391cm" svg:x2="2.947cm" svg:y2="2.49cm"><text:p/></draw:line></draw:g><draw:custom-shape draw:style-name="gr62" draw:text-style-name="P131" svg:width="1.701cm" svg:height="1.899cm" draw:transform="rotate (-0.174183859349035) translate (2.67405555555556cm 0.400402777777778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draw:g></draw:g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draw:frame text:anchor-type="paragraph" draw:z-index="197" draw:name="Shape12" draw:style-name="gr64" draw:text-style-name="P135" svg:width="0.276cm" svg:height="0.465cm" svg:x="2.099cm" svg:y="0.355cm"><draw:text-box><text:p><text:span text:style-name="T194">I</text:span></text:p></draw:text-box></draw:frame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P104" text:outline-level="1"><draw:g text:anchor-type="paragraph" draw:z-index="198" draw:name="Shape14" draw:style-name="gr46"><draw:g draw:name="Forme3" draw:style-name="gr3"><draw:g draw:style-name="gr3"><draw:line draw:style-name="gr47" draw:text-style-name="P116" svg:x1="2.476cm" svg:y1="2.167cm" svg:x2="2.323cm" svg:y2="2.226cm"><text:p/></draw:line><draw:line draw:style-name="gr47" draw:text-style-name="P116" svg:x1="2.466cm" svg:y1="2.161cm" svg:x2="2.525cm" svg:y2="2.314cm"><text:p/></draw:line></draw:g><draw:frame draw:name="Shape7_1" draw:style-name="gr58" draw:text-style-name="P119" svg:width="0.258cm" svg:height="0.426cm" svg:x="0.847cm" svg:y="2.678cm"><draw:text-box><text:p text:style-name="P118"><text:span text:style-name="T191">C</text:span></text:p></draw:text-box></draw:frame><draw:line draw:name="Shape5_0" draw:style-name="gr59" draw:text-style-name="P117" svg:x1="1.239cm" svg:y1="2.799cm" svg:x2="3.521cm" svg:y2="1.968cm"><text:p/></draw:line><draw:frame draw:name="Shape6_0" draw:style-name="gr60" draw:text-style-name="P119" svg:width="0.279cm" svg:height="0.426cm" svg:x="3.632cm" svg:y="1.667cm"><draw:text-box><text:p text:style-name="P118"><text:span text:style-name="T191">D</text:span></text:p></draw:text-box></draw:frame><draw:line draw:name="Shape5_1" draw:style-name="gr51" draw:text-style-name="P120" svg:x1="2.796cm" svg:y1="3.525cm" svg:x2="1.965cm" svg:y2="1.243cm"><text:p/></draw:line><draw:g draw:style-name="gr3"><draw:line draw:style-name="gr47" draw:text-style-name="P116" svg:x1="1.848cm" svg:y1="2.444cm" svg:x2="2.082cm" svg:y2="2.611cm"><text:p/></draw:line><draw:line draw:style-name="gr47" draw:text-style-name="P116" svg:x1="2.007cm" svg:y1="2.377cm" svg:x2="1.893cm" svg:y2="2.732cm"><text:p/></draw:line></draw:g><draw:g draw:style-name="gr3"><draw:line draw:style-name="gr47" draw:text-style-name="P116" svg:x1="2.817cm" svg:y1="2.106cm" svg:x2="3.051cm" svg:y2="2.273cm"><text:p/></draw:line><draw:line draw:style-name="gr47" draw:text-style-name="P116" svg:x1="2.975cm" svg:y1="2.039cm" svg:x2="2.861cm" svg:y2="2.394cm"><text:p/></draw:line></draw:g></draw:g><draw:g draw:style-name="gr3"><draw:custom-shape draw:style-name="gr61" draw:text-style-name="P131" svg:width="2.7cm" svg:height="0.401cm" draw:transform="rotate (0.352905574753253) translate (1.16063888888889cm 2.85320833333333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54" draw:text-style-name="P132" svg:x1="1.254cm" svg:y1="2.817cm" svg:x2="1.323cm" svg:y2="3.004cm"><text:p/></draw:line><draw:line draw:style-name="gr54" draw:text-style-name="P132" svg:x1="2.192cm" svg:y1="2.473cm" svg:x2="2.261cm" svg:y2="2.66cm"><text:p/></draw:line><draw:line draw:style-name="gr54" draw:text-style-name="P132" svg:x1="3.13cm" svg:y1="2.127cm" svg:x2="3.199cm" svg:y2="2.314cm"><text:p/></draw:line><draw:line draw:style-name="gr55" draw:text-style-name="P132" svg:x1="1.347cm" svg:y1="2.782cm" svg:x2="1.382cm" svg:y2="2.876cm"><text:p/></draw:line><draw:line draw:style-name="gr55" draw:text-style-name="P132" svg:x1="1.441cm" svg:y1="2.749cm" svg:x2="1.476cm" svg:y2="2.843cm"><text:p/></draw:line><draw:line draw:style-name="gr55" draw:text-style-name="P132" svg:x1="1.535cm" svg:y1="2.714cm" svg:x2="1.57cm" svg:y2="2.808cm"><text:p/></draw:line><draw:line draw:style-name="gr55" draw:text-style-name="P132" svg:x1="1.629cm" svg:y1="2.681cm" svg:x2="1.664cm" svg:y2="2.775cm"><text:p/></draw:line><draw:line draw:style-name="gr55" draw:text-style-name="P132" svg:x1="1.722cm" svg:y1="2.644cm" svg:x2="1.771cm" svg:y2="2.776cm"><text:p/></draw:line><draw:line draw:style-name="gr55" draw:text-style-name="P132" svg:x1="2.66cm" svg:y1="2.3cm" svg:x2="2.709cm" svg:y2="2.432cm"><text:p/></draw:line><draw:line draw:style-name="gr55" draw:text-style-name="P132" svg:x1="3.6cm" svg:y1="1.952cm" svg:x2="3.649cm" svg:y2="2.084cm"><text:p/></draw:line><draw:line draw:style-name="gr55" draw:text-style-name="P132" svg:x1="1.816cm" svg:y1="2.609cm" svg:x2="1.851cm" svg:y2="2.703cm"><text:p/></draw:line><draw:line draw:style-name="gr55" draw:text-style-name="P132" svg:x1="1.912cm" svg:y1="2.577cm" svg:x2="1.947cm" svg:y2="2.671cm"><text:p/></draw:line><draw:line draw:style-name="gr55" draw:text-style-name="P132" svg:x1="2.004cm" svg:y1="2.54cm" svg:x2="2.039cm" svg:y2="2.634cm"><text:p/></draw:line><draw:line draw:style-name="gr55" draw:text-style-name="P132" svg:x1="2.099cm" svg:y1="2.508cm" svg:x2="2.134cm" svg:y2="2.602cm"><text:p/></draw:line><draw:line draw:style-name="gr55" draw:text-style-name="P132" svg:x1="2.286cm" svg:y1="2.436cm" svg:x2="2.321cm" svg:y2="2.53cm"><text:p/></draw:line><draw:line draw:style-name="gr55" draw:text-style-name="P132" svg:x1="2.381cm" svg:y1="2.401cm" svg:x2="2.416cm" svg:y2="2.495cm"><text:p/></draw:line><draw:line draw:style-name="gr55" draw:text-style-name="P132" svg:x1="2.473cm" svg:y1="2.369cm" svg:x2="2.508cm" svg:y2="2.463cm"><text:p/></draw:line><draw:line draw:style-name="gr55" draw:text-style-name="P132" svg:x1="2.569cm" svg:y1="2.333cm" svg:x2="2.604cm" svg:y2="2.427cm"><text:p/></draw:line><draw:line draw:style-name="gr55" draw:text-style-name="P132" svg:x1="2.757cm" svg:y1="2.263cm" svg:x2="2.792cm" svg:y2="2.357cm"><text:p/></draw:line><draw:line draw:style-name="gr55" draw:text-style-name="P132" svg:x1="2.849cm" svg:y1="2.228cm" svg:x2="2.884cm" svg:y2="2.322cm"><text:p/></draw:line><draw:line draw:style-name="gr55" draw:text-style-name="P132" svg:x1="2.944cm" svg:y1="2.196cm" svg:x2="2.979cm" svg:y2="2.29cm"><text:p/></draw:line><draw:line draw:style-name="gr55" draw:text-style-name="P132" svg:x1="2.944cm" svg:y1="2.196cm" svg:x2="2.979cm" svg:y2="2.29cm"><text:p/></draw:line><draw:line draw:style-name="gr55" draw:text-style-name="P132" svg:x1="3.039cm" svg:y1="2.16cm" svg:x2="3.074cm" svg:y2="2.254cm"><text:p/></draw:line><draw:line draw:style-name="gr55" draw:text-style-name="P132" svg:x1="3.226cm" svg:y1="2.092cm" svg:x2="3.261cm" svg:y2="2.186cm"><text:p/></draw:line><draw:line draw:style-name="gr55" draw:text-style-name="P132" svg:x1="3.317cm" svg:y1="2.056cm" svg:x2="3.352cm" svg:y2="2.15cm"><text:p/></draw:line><draw:line draw:style-name="gr55" draw:text-style-name="P132" svg:x1="3.413cm" svg:y1="2.023cm" svg:x2="3.448cm" svg:y2="2.117cm"><text:p/></draw:line><draw:line draw:style-name="gr55" draw:text-style-name="P132" svg:x1="3.505cm" svg:y1="1.988cm" svg:x2="3.54cm" svg:y2="2.082cm"><text:p/></draw:line></draw:g><draw:custom-shape draw:style-name="gr62" draw:text-style-name="P131" svg:width="1.701cm" svg:height="1.899cm" draw:transform="rotate (0.345051593119279) translate (1.77094444444444cm 0.555625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gr63" draw:text-style-name="P134" svg:width="0.401cm" svg:height="0.673cm" svg:x="1.911cm" svg:y="1.881cm"><draw:text-box><text:p text:style-name="P133"><text:span text:style-name="T193">J</text:span></text:p></draw:text-box></draw:frame></draw:g><text:span text:style-name="Character_5f_20_5f_style"><text:span text:style-name="T185">CD</text:span></text:span><text:span text:style-name="Character_5f_20_5f_style"><text:span text:style-name="T184"> </text:span></text:span><text:span text:style-name="_5f_Caractères_5f_correction"><text:span text:style-name="T153">≈</text:span></text:span><text:span text:style-name="Character_5f_20_5f_style"><text:span text:style-name="T184"> </text:span></text:span><text:span text:style-name="Character_5f_20_5f_style"><text:span text:style-name="T185">2</text:span></text:span><text:span text:style-name="Character_5f_20_5f_style"><text:span text:style-name="T184">,4 cm, donc </text:span></text:span><text:span text:style-name="Character_5f_20_5f_style"><text:span text:style-name="T185">CJ </text:span></text:span><text:span text:style-name="Character_5f_20_5f_style"><text:span text:style-name="T186">= CD </text:span></text:span><text:span text:style-name="_5f_Caractères_5f_correction"><text:span text:style-name="T188">÷</text:span></text:span><text:span text:style-name="_5f_Caractères_5f_correction"><text:span text:style-name="T187"> 2</text:span></text:span><text:span text:style-name="Character_5f_20_5f_style"><text:span text:style-name="T184"> </text:span></text:span><text:span text:style-name="_5f_Caractères_5f_correction"><text:span text:style-name="T153">≈</text:span></text:span><text:span text:style-name="Character_5f_20_5f_style"><text:span text:style-name="T184"> 1,7 cm.</text:span></text:span></text:h>
      <text:h text:style-name="P102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P104" text:outline-level="1"><text:span text:style-name="Character_5f_20_5f_style"><text:span text:style-name="T185">EF</text:span></text:span><text:span text:style-name="Character_5f_20_5f_style"><text:span text:style-name="T184"> </text:span></text:span><text:span text:style-name="_5f_Caractères_5f_correction"><text:span text:style-name="T153">≈</text:span></text:span><text:span text:style-name="Character_5f_20_5f_style"><text:span text:style-name="T184"> </text:span></text:span><text:span text:style-name="Character_5f_20_5f_style"><text:span text:style-name="T185">4</text:span></text:span><text:span text:style-name="Character_5f_20_5f_style"><text:span text:style-name="T184">,</text:span></text:span><text:span text:style-name="Character_5f_20_5f_style"><text:span text:style-name="T185">5</text:span></text:span><text:span text:style-name="Character_5f_20_5f_style"><text:span text:style-name="T184"> cm, donc </text:span></text:span><text:span text:style-name="Character_5f_20_5f_style"><text:span text:style-name="T185">EK </text:span></text:span><text:span text:style-name="Character_5f_20_5f_style"><text:span text:style-name="T186">= EF </text:span></text:span><text:span text:style-name="_5f_Caractères_5f_correction"><text:span text:style-name="T188">÷</text:span></text:span><text:span text:style-name="_5f_Caractères_5f_correction"><text:span text:style-name="T187"> 2</text:span></text:span><text:span text:style-name="Character_5f_20_5f_style"><text:span text:style-name="T184"> </text:span></text:span><text:span text:style-name="_5f_Caractères_5f_correction"><text:span text:style-name="T153">≈</text:span></text:span><text:span text:style-name="Character_5f_20_5f_style"><text:span text:style-name="T184"> </text:span></text:span><text:span text:style-name="Character_5f_20_5f_style"><text:span text:style-name="T185">2,25</text:span></text:span><text:span text:style-name="Character_5f_20_5f_style"><text:span text:style-name="T184"> cm.</text:span></text:span></text:h>
      <text:h text:style-name="P102" text:outline-level="1"><draw:g text:anchor-type="paragraph" draw:z-index="199" draw:name="Shape13" draw:style-name="gr46"><draw:g draw:name="Forme4" draw:style-name="gr3"><draw:g draw:style-name="gr3"><draw:line draw:style-name="gr47" draw:text-style-name="P116" svg:x1="2.785cm" svg:y1="2.459cm" svg:x2="2.535cm" svg:y2="2.556cm"><text:p/></draw:line><draw:line draw:style-name="gr47" draw:text-style-name="P116" svg:x1="2.769cm" svg:y1="2.45cm" svg:x2="2.866cm" svg:y2="2.7cm"><text:p/></draw:line></draw:g><draw:line draw:name="Shape9_0" draw:style-name="gr48" draw:text-style-name="P117" svg:x1="3.408cm" svg:y1="4.889cm" svg:x2="1.866cm" svg:y2="0.65cm"><text:p/></draw:line><draw:frame draw:name="Shape8_0" draw:style-name="gr49" draw:text-style-name="P119" svg:width="0.235cm" svg:height="0.428cm" svg:x="1.714cm" svg:y="0.145cm"><draw:text-box><text:p text:style-name="P118"><text:span text:style-name="T191">E</text:span></text:p></draw:text-box></draw:frame><draw:frame draw:name="Shape8_3" draw:style-name="gr50" draw:text-style-name="P119" svg:width="0.216cm" svg:height="0.426cm" svg:x="3.438cm" svg:y="4.953cm"><draw:text-box><text:p text:style-name="P118"><text:span text:style-name="T191">F</text:span></text:p></draw:text-box></draw:frame><draw:line draw:name="Shape9_3" draw:style-name="gr51" draw:text-style-name="P120" svg:x1="0.516cm" svg:y1="3.544cm" svg:x2="4.755cm" svg:y2="2.002cm"><text:p/></draw:line><draw:custom-shape draw:style-name="gr52" draw:text-style-name="P121" svg:width="0.181cm" svg:height="0.242cm" svg:x="2.118cm" svg:y="1.4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2" draw:text-style-name="P121" svg:width="0.181cm" svg:height="0.241cm" svg:x="2.857cm" svg:y="3.5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3"><draw:custom-shape draw:style-name="gr53" draw:text-style-name="P131" svg:width="2.7cm" svg:height="0.399cm" draw:transform="rotate (-1.22347580564803) translate (1.80445833333333cm 0.5679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54" draw:text-style-name="P132" svg:x1="1.839cm" svg:y1="0.663cm" svg:x2="1.651cm" svg:y2="0.731cm"><text:p/></draw:line><draw:line draw:style-name="gr54" draw:text-style-name="P132" svg:x1="2.178cm" svg:y1="1.604cm" svg:x2="1.99cm" svg:y2="1.672cm"><text:p/></draw:line><draw:line draw:style-name="gr54" draw:text-style-name="P132" svg:x1="2.519cm" svg:y1="2.543cm" svg:x2="2.331cm" svg:y2="2.611cm"><text:p/></draw:line><draw:line draw:style-name="gr55" draw:text-style-name="P132" svg:x1="1.873cm" svg:y1="0.756cm" svg:x2="1.779cm" svg:y2="0.79cm"><text:p/></draw:line><draw:line draw:style-name="gr55" draw:text-style-name="P132" svg:x1="1.907cm" svg:y1="0.852cm" svg:x2="1.813cm" svg:y2="0.886cm"><text:p/></draw:line><draw:line draw:style-name="gr55" draw:text-style-name="P132" svg:x1="1.94cm" svg:y1="0.944cm" svg:x2="1.846cm" svg:y2="0.978cm"><text:p/></draw:line><draw:line draw:style-name="gr55" draw:text-style-name="P132" svg:x1="1.975cm" svg:y1="1.039cm" svg:x2="1.881cm" svg:y2="1.073cm"><text:p/></draw:line><draw:line draw:style-name="gr55" draw:text-style-name="P132" svg:x1="2.009cm" svg:y1="1.133cm" svg:x2="1.876cm" svg:y2="1.181cm"><text:p/></draw:line><draw:line draw:style-name="gr55" draw:text-style-name="P132" svg:x1="2.348cm" svg:y1="2.073cm" svg:x2="2.215cm" svg:y2="2.121cm"><text:p/></draw:line><draw:line draw:style-name="gr55" draw:text-style-name="P132" svg:x1="2.69cm" svg:y1="3.015cm" svg:x2="2.557cm" svg:y2="3.063cm"><text:p/></draw:line><draw:line draw:style-name="gr55" draw:text-style-name="P132" svg:x1="2.043cm" svg:y1="1.227cm" svg:x2="1.949cm" svg:y2="1.261cm"><text:p/></draw:line><draw:line draw:style-name="gr55" draw:text-style-name="P132" svg:x1="2.077cm" svg:y1="1.321cm" svg:x2="1.983cm" svg:y2="1.355cm"><text:p/></draw:line><draw:line draw:style-name="gr55" draw:text-style-name="P132" svg:x1="2.11cm" svg:y1="1.415cm" svg:x2="2.016cm" svg:y2="1.449cm"><text:p/></draw:line><draw:line draw:style-name="gr55" draw:text-style-name="P132" svg:x1="2.144cm" svg:y1="1.508cm" svg:x2="2.05cm" svg:y2="1.542cm"><text:p/></draw:line><draw:line draw:style-name="gr55" draw:text-style-name="P132" svg:x1="2.212cm" svg:y1="1.696cm" svg:x2="2.118cm" svg:y2="1.73cm"><text:p/></draw:line><draw:line draw:style-name="gr55" draw:text-style-name="P132" svg:x1="2.247cm" svg:y1="1.792cm" svg:x2="2.153cm" svg:y2="1.826cm"><text:p/></draw:line><draw:line draw:style-name="gr55" draw:text-style-name="P132" svg:x1="2.279cm" svg:y1="1.885cm" svg:x2="2.185cm" svg:y2="1.919cm"><text:p/></draw:line><draw:line draw:style-name="gr55" draw:text-style-name="P132" svg:x1="2.314cm" svg:y1="1.979cm" svg:x2="2.22cm" svg:y2="2.013cm"><text:p/></draw:line><draw:line draw:style-name="gr55" draw:text-style-name="P132" svg:x1="2.382cm" svg:y1="2.167cm" svg:x2="2.288cm" svg:y2="2.201cm"><text:p/></draw:line><draw:line draw:style-name="gr55" draw:text-style-name="P132" svg:x1="2.417cm" svg:y1="2.263cm" svg:x2="2.323cm" svg:y2="2.297cm"><text:p/></draw:line><draw:line draw:style-name="gr55" draw:text-style-name="P132" svg:x1="2.451cm" svg:y1="2.355cm" svg:x2="2.357cm" svg:y2="2.389cm"><text:p/></draw:line><draw:line draw:style-name="gr55" draw:text-style-name="P132" svg:x1="2.451cm" svg:y1="2.355cm" svg:x2="2.357cm" svg:y2="2.389cm"><text:p/></draw:line><draw:line draw:style-name="gr55" draw:text-style-name="P132" svg:x1="2.485cm" svg:y1="2.45cm" svg:x2="2.391cm" svg:y2="2.484cm"><text:p/></draw:line><draw:line draw:style-name="gr55" draw:text-style-name="P132" svg:x1="2.553cm" svg:y1="2.638cm" svg:x2="2.459cm" svg:y2="2.672cm"><text:p/></draw:line><draw:line draw:style-name="gr55" draw:text-style-name="P132" svg:x1="2.587cm" svg:y1="2.731cm" svg:x2="2.493cm" svg:y2="2.765cm"><text:p/></draw:line><draw:line draw:style-name="gr55" draw:text-style-name="P132" svg:x1="2.621cm" svg:y1="2.825cm" svg:x2="2.527cm" svg:y2="2.859cm"><text:p/></draw:line><draw:line draw:style-name="gr55" draw:text-style-name="P132" svg:x1="2.653cm" svg:y1="2.921cm" svg:x2="2.559cm" svg:y2="2.955cm"><text:p/></draw:line></draw:g><draw:custom-shape draw:style-name="gr56" draw:text-style-name="P131" svg:width="1.699cm" svg:height="1.9cm" draw:transform="skewX (-0.000872664625997104) rotate (-1.21876341666764) translate (4.45558333333333cm 2.16781944444444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gr57" draw:text-style-name="P134" svg:width="0.701cm" svg:height="0.671cm" svg:x="2.515cm" svg:y="1.845cm"><draw:text-box><text:p text:style-name="P133"><text:span text:style-name="T193">K</text:span></text:p></draw:text-box></draw:frame></draw:g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91659375005266" text:continue-numbering="true" text:style-name="_5f_Numérotation_20_des_20_exercices">
        <text:list-item>
          <text:h text:style-name="P114" text:outline-level="1"><text:span text:style-name="_5f_Caractères"><text:s/>Construis la médiatrice de chaque segment au compas et à la règle non graduée.</text:span></text:h>
        </text:list-item>
      </text:list>
      <text:h text:style-name="_5f_Paragraphe" text:outline-level="1"><draw:g text:anchor-type="paragraph" draw:z-index="361" draw:name="Shape15" draw:style-name="gr2"><draw:g draw:name="Forme2_0" draw:style-name="gr3"><draw:frame draw:style-name="gr26" draw:text-style-name="P124" svg:width="0.258cm" svg:height="0.426cm" svg:x="0.416cm" svg:y="2.084cm"><draw:text-box><text:p text:style-name="P123"><text:span text:style-name="T192">A</text:span></text:p></draw:text-box></draw:frame><draw:line draw:style-name="gr27" draw:text-style-name="P116" svg:x1="0.831cm" svg:y1="2.308cm" svg:x2="4.248cm" svg:y2="2.911cm"><text:p/></draw:line><draw:frame draw:style-name="gr28" draw:text-style-name="P124" svg:width="0.257cm" svg:height="0.426cm" svg:x="4.468cm" svg:y="2.726cm"><draw:text-box><text:p text:style-name="P123"><text:span text:style-name="T192">B</text:span></text:p></draw:text-box></draw:frame><draw:line draw:style-name="gr29" draw:text-style-name="P116" svg:x1="2.843cm" svg:y1="0.903cm" svg:x2="2.24cm" svg:y2="4.32cm"><text:p/></draw:line><draw:line draw:style-name="gr30" draw:text-style-name="P116" svg:x1="1.741cm" svg:y1="2.263cm" svg:x2="1.506cm" svg:y2="2.58cm"><text:p/></draw:line><draw:line draw:style-name="gr31" draw:text-style-name="P116" svg:x1="2.94cm" svg:y1="2.317cm" svg:x2="2.586cm" svg:y2="2.268cm"><text:p/></draw:line><draw:line draw:style-name="gr32" draw:text-style-name="P116" svg:x1="2.926cm" svg:y1="2.296cm" svg:x2="2.877cm" svg:y2="2.65cm"><text:p/></draw:line><draw:line draw:style-name="gr33" draw:text-style-name="P116" svg:x1="3.437cm" svg:y1="2.597cm" svg:x2="3.202cm" svg:y2="2.914cm"><text:p/></draw:line></draw:g><draw:ellipse draw:style-name="gr34" draw:text-style-name="P122" svg:width="4.601cm" svg:height="4.599cm" svg:x="-1.443cm" svg:y="-0.009cm" draw:kind="arc" draw:start-angle="285.52" draw:end-angle="57.67"><text:p/></draw:ellipse><draw:ellipse draw:style-name="gr35" draw:text-style-name="P122" svg:width="4.601cm" svg:height="4.599cm" svg:x="1.958cm" svg:y="0.588cm" draw:kind="arc" draw:start-angle="101.63" draw:end-angle="235.8"><text:p/></draw:ellipse></draw:g><text:span text:style-name="_5f_Caractères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draw:g text:anchor-type="paragraph" draw:z-index="362" draw:name="Shape16" draw:style-name="gr2"><draw:g draw:name="Forme3_0" draw:style-name="gr3"><draw:g draw:style-name="gr3"><draw:line draw:style-name="gr14" draw:text-style-name="P116" svg:x1="6.445cm" svg:y1="1.843cm" svg:x2="6.292cm" svg:y2="1.902cm"><text:p/></draw:line><draw:line draw:style-name="gr15" draw:text-style-name="P116" svg:x1="6.436cm" svg:y1="1.837cm" svg:x2="6.495cm" svg:y2="1.99cm"><text:p/></draw:line></draw:g><draw:frame draw:name="Shape7_2" draw:style-name="gr16" draw:text-style-name="P119" svg:width="0.258cm" svg:height="0.428cm" svg:x="4.817cm" svg:y="2.353cm"><draw:text-box><text:p text:style-name="P118"><text:span text:style-name="T191">C</text:span></text:p></draw:text-box></draw:frame><draw:line draw:name="Shape5_2" draw:style-name="gr17" draw:text-style-name="P117" svg:x1="5.207cm" svg:y1="2.475cm" svg:x2="7.489cm" svg:y2="1.644cm"><text:p/></draw:line><draw:frame draw:name="Shape6_1" draw:style-name="gr18" draw:text-style-name="P119" svg:width="0.279cm" svg:height="0.428cm" svg:x="7.602cm" svg:y="1.34cm"><draw:text-box><text:p text:style-name="P118"><text:span text:style-name="T191">D</text:span></text:p></draw:text-box></draw:frame><draw:line draw:name="Shape5_3" draw:style-name="gr19" draw:text-style-name="P120" svg:x1="6.929cm" svg:y1="3.631cm" svg:x2="5.817cm" svg:y2="0.501cm"><text:p/></draw:line><draw:g draw:style-name="gr3"><draw:line draw:style-name="gr20" draw:text-style-name="P116" svg:x1="5.818cm" svg:y1="2.12cm" svg:x2="6.052cm" svg:y2="2.287cm"><text:p/></draw:line><draw:line draw:style-name="gr21" draw:text-style-name="P116" svg:x1="5.977cm" svg:y1="2.053cm" svg:x2="5.863cm" svg:y2="2.408cm"><text:p/></draw:line></draw:g><draw:g draw:style-name="gr3"><draw:line draw:style-name="gr22" draw:text-style-name="P116" svg:x1="6.786cm" svg:y1="1.781cm" svg:x2="7.02cm" svg:y2="1.948cm"><text:p/></draw:line><draw:line draw:style-name="gr23" draw:text-style-name="P116" svg:x1="6.944cm" svg:y1="1.714cm" svg:x2="6.83cm" svg:y2="2.069cm"><text:p/></draw:line></draw:g><draw:ellipse draw:style-name="gr24" draw:text-style-name="P122" svg:width="3.701cm" svg:height="3.7cm" svg:x="3.417cm" svg:y="0.6cm" draw:kind="arc" draw:start-angle="310.35" draw:end-angle="87.5"><text:p/></draw:ellipse></draw:g><draw:ellipse draw:style-name="gr25" draw:text-style-name="P122" svg:width="3.7cm" svg:height="3.701cm" svg:x="5.618cm" svg:y="-0.199cm" draw:kind="arc" draw:start-angle="124.03" draw:end-angle="266.67"><text:p/></draw:ellipse></draw:g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draw:g text:anchor-type="paragraph" draw:z-index="363" draw:name="Shape17" draw:style-name="gr2"><draw:g draw:style-name="gr3"><draw:line draw:style-name="gr4" draw:text-style-name="P116" svg:x1="3.695cm" svg:y1="2.697cm" svg:x2="3.445cm" svg:y2="2.794cm"><text:p/></draw:line><draw:line draw:style-name="gr5" draw:text-style-name="P116" svg:x1="3.68cm" svg:y1="2.688cm" svg:x2="3.777cm" svg:y2="2.938cm"><text:p/></draw:line></draw:g><draw:line draw:name="Shape9_2" draw:style-name="gr6" draw:text-style-name="P117" svg:x1="4.318cm" svg:y1="5.127cm" svg:x2="2.776cm" svg:y2="0.888cm"><text:p/></draw:line><draw:frame draw:name="Shape8_2" draw:style-name="gr7" draw:text-style-name="P119" svg:width="0.235cm" svg:height="0.428cm" svg:x="2.625cm" svg:y="0.383cm"><draw:text-box><text:p text:style-name="P118"><text:span text:style-name="T191">E</text:span></text:p></draw:text-box></draw:frame><draw:frame draw:name="Shape8_4" draw:style-name="gr8" draw:text-style-name="P119" svg:width="0.216cm" svg:height="0.426cm" svg:x="4.348cm" svg:y="5.191cm"><draw:text-box><text:p text:style-name="P118"><text:span text:style-name="T191">F</text:span></text:p></draw:text-box></draw:frame><draw:line draw:name="Shape9_4" draw:style-name="gr9" draw:text-style-name="P120" svg:x1="1.426cm" svg:y1="3.782cm" svg:x2="5.619cm" svg:y2="2.192cm"><text:p/></draw:line><draw:custom-shape draw:style-name="gr10" draw:text-style-name="P121" svg:width="0.181cm" svg:height="0.242cm" svg:x="3.126cm" svg:y="1.9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1" draw:text-style-name="P121" svg:width="0.181cm" svg:height="0.241cm" svg:x="3.845cm" svg:y="3.9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ircle draw:style-name="gr12" draw:text-style-name="P122" svg:width="5.201cm" svg:height="5.201cm" svg:x="0.101cm" svg:y="-1.718cm" draw:kind="arc" draw:start-angle="235.46" draw:end-angle="345.4"><text:p/></draw:circle><draw:circle draw:style-name="gr13" draw:text-style-name="P122" svg:width="5.201cm" svg:height="5.201cm" svg:x="1.725cm" svg:y="2.484cm" draw:kind="arc" draw:start-angle="62.23" draw:end-angle="163.58"><text:p/></draw:circle></draw:g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91658582930734" text:continue-numbering="true" text:style-name="_5f_Numérotation_20_des_20_exercices">
        <text:list-item>
          <text:h text:style-name="P114" text:outline-level="1"><text:span text:style-name="_5f_Caractères">Construis les médiatrices des trois côtés du triangle.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><draw:g text:anchor-type="paragraph" draw:z-index="34" draw:name="Forme6" draw:style-name="gr46"><draw:polygon draw:name="Forme6" draw:style-name="gr72" draw:text-style-name="P121" svg:width="7.134cm" svg:height="4.141cm" svg:x="1.382cm" svg:y="0.1cm" svg:viewBox="0 0 7135 4142" draw:points="0,4142 4636,0 7135,4142"><text:p/></draw:polygon><draw:line draw:style-name="gr73" draw:text-style-name="P121" svg:x1="5.995cm" svg:y1="4.853cm" svg:x2="2.754cm" svg:y2="1.188cm"><text:p/></draw:line><draw:line draw:style-name="gr73" draw:text-style-name="P121" svg:x1="8.031cm" svg:y1="1.757cm" svg:x2="3.163cm" svg:y2="4.721cm"><text:p/></draw:line><draw:line draw:style-name="gr73" draw:text-style-name="P121" svg:x1="4.938cm" svg:y1="5.205cm" svg:x2="4.932cm" svg:y2="0.673cm"><text:p/></draw:line><draw:g draw:style-name="gr3"><draw:line draw:style-name="gr74" draw:text-style-name="P121" svg:x1="3.789cm" svg:y1="2.099cm" svg:x2="3.897cm" svg:y2="2.224cm"><text:p/></draw:line><draw:line draw:style-name="gr74" draw:text-style-name="P121" svg:x1="3.891cm" svg:y1="2.22cm" svg:x2="3.766cm" svg:y2="2.328cm"><text:p/></draw:line></draw:g><draw:g draw:style-name="gr3"><draw:line draw:style-name="gr74" draw:text-style-name="P121" svg:x1="4.93cm" svg:y1="4.097cm" svg:x2="5.095cm" svg:y2="4.103cm"><text:p/></draw:line><draw:line draw:style-name="gr74" draw:text-style-name="P121" svg:x1="5.088cm" svg:y1="4.105cm" svg:x2="5.082cm" svg:y2="4.27cm"><text:p/></draw:line></draw:g><draw:g draw:style-name="gr3"><draw:line draw:style-name="gr74" draw:text-style-name="P121" svg:x1="7.353cm" svg:y1="2.376cm" svg:x2="7.211cm" svg:y2="2.46cm"><text:p/></draw:line><draw:line draw:style-name="gr74" draw:text-style-name="P121" svg:x1="7.217cm" svg:y1="2.452cm" svg:x2="7.133cm" svg:y2="2.31cm"><text:p/></draw:line></draw:g><draw:line draw:style-name="gr74" draw:text-style-name="P121" svg:x1="2.906cm" svg:y1="2.66cm" svg:x2="3.042cm" svg:y2="2.973cm"><text:p/></draw:line><draw:line draw:style-name="gr74" draw:text-style-name="P121" svg:x1="4.49cm" svg:y1="1.281cm" svg:x2="4.626cm" svg:y2="1.594cm"><text:p/></draw:line><draw:g draw:style-name="gr3"><draw:line draw:style-name="gr74" draw:text-style-name="P121" svg:x1="6.498cm" svg:y1="4.127cm" svg:x2="6.634cm" svg:y2="4.44cm"><text:p/></draw:line><draw:line draw:style-name="gr74" draw:text-style-name="P121" svg:x1="6.613cm" svg:y1="4.112cm" svg:x2="6.749cm" svg:y2="4.425cm"><text:p/></draw:line></draw:g><draw:g draw:style-name="gr3"><draw:line draw:style-name="gr74" draw:text-style-name="P121" svg:x1="3.364cm" svg:y1="4.139cm" svg:x2="3.5cm" svg:y2="4.452cm"><text:p/></draw:line><draw:line draw:style-name="gr74" draw:text-style-name="P121" svg:x1="3.482cm" svg:y1="4.124cm" svg:x2="3.618cm" svg:y2="4.437cm"><text:p/></draw:line></draw:g><draw:g draw:style-name="gr3"><draw:line draw:style-name="gr74" draw:text-style-name="P121" svg:x1="6.498cm" svg:y1="1.293cm" svg:x2="6.879cm" svg:y2="1.293cm"><text:p/></draw:line><draw:line draw:style-name="gr74" draw:text-style-name="P121" svg:x1="6.606cm" svg:y1="1.441cm" svg:x2="6.809cm" svg:y2="1.094cm"><text:p/></draw:line></draw:g><draw:g draw:style-name="gr3"><draw:line draw:style-name="gr74" draw:text-style-name="P121" svg:x1="7.651cm" svg:y1="3.198cm" svg:x2="8.032cm" svg:y2="3.198cm"><text:p/></draw:line><draw:line draw:style-name="gr74" draw:text-style-name="P121" svg:x1="7.761cm" svg:y1="3.351cm" svg:x2="7.964cm" svg:y2="3.004cm"><text:p/></draw:line></draw:g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84D992FE4BA6D708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57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1cm" draw:dots2="1" draw:dots2-length="0.001cm" draw:distance="0.001cm"/>
    <draw:stroke-dash draw:name="Dashed_20__28_var_29__20_6071" draw:display-name="Dashed (var) 6071" draw:style="rect" draw:dots1="1" draw:dots1-length="0.001cm" draw:dots2="1" draw:dots2-length="0.001cm" draw:distance="0.001cm"/>
    <draw:stroke-dash draw:name="Dashed_20__28_var_29__20_6072" draw:display-name="Dashed (var) 6072" draw:style="rect" draw:dots1="1" draw:dots1-length="0.001cm" draw:dots2="1" draw:dots2-length="0.001cm" draw:distance="0.001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MATH" style:family="text">
      <style:text-properties style:font-name="Times New Roman" fo:font-family="'Times New Roman'" style:font-family-generic="roman" style:font-pitch="variable" fo:font-size="13pt" fo:font-style="italic" officeooo:rsid="000f3f68" fo:background-color="transparent" style:font-size-asian="13pt" style:font-style-asian="italic" style:font-size-complex="13pt" style:font-style-complex="italic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2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2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2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2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2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2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2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2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2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2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2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2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2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2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2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2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2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2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2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2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2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2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2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2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2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2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2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2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2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2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2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2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2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2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2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2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2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2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2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2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2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2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2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2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2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2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7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8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46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4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45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3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2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0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1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7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8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9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5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36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31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33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2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34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8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9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0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5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6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7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23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24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0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1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2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16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8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9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17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3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4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5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10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12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11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7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8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9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03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4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05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6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0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1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2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95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6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8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9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97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2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3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4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9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91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90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6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7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8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83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85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4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0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1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75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6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8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9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7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2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3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4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9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70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71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64" draw:name="Shape3_12" draw:style-name="Mgr5" draw:text-style-name="MP1" svg:x1="10.308cm" svg:y1="0.388cm" svg:x2="20.496cm" svg:y2="0.36cm"><text:p/></draw:line><draw:path text:anchor-type="paragraph" draw:z-index="265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67" draw:name="Shape3_27" draw:style-name="Mgr5" draw:text-style-name="MP1" svg:x1="10.308cm" svg:y1="0.388cm" svg:x2="20.496cm" svg:y2="0.36cm"><text:p/></draw:line><draw:path text:anchor-type="paragraph" draw:z-index="268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6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1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2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63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60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7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8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55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56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2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3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4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50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51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8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9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6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47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3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4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5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42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9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0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7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8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4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5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6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1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2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3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9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30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6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7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8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24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5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1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22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23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9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20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4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18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1" text:anchor-type="paragraph" svg:y="-0.06cm" draw:z-index="0"><draw:text-box fo:min-height="0.499cm" fo:min-width="7.096cm"><draw:frame draw:style-name="Mfr2" draw:name="Frame8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5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6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5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6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7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13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4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11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12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9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0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7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08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4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5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6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201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2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3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4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5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00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2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93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9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0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6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88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7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3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1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82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80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77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8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79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74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5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71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2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68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9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0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65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6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64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61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9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0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56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7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54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5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51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2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50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8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49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6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47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3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4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5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2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40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41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8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9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6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37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4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5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1" text:anchor-type="frame" svg:x="0.45cm" svg:y="0.079cm" svg:width="0.817cm" draw:z-index="0"><draw:text-box fo:min-height="0.355cm"><text:p text:style-name="MP3"><draw:g text:anchor-type="paragraph" draw:z-index="132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33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0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1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8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9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6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7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4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5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2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3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0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1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18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19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6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7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14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5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3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6" draw:name="Shape7_8" draw:style-name="Mgr9" draw:text-style-name="MP1" svg:x1="9.042cm" svg:y1="0.36cm" svg:x2="20.461cm" svg:y2="0.36cm"><text:p/></draw:line><draw:path text:anchor-type="paragraph" draw:z-index="107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08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110" draw:name="Shape7_9" draw:style-name="Mgr9" draw:text-style-name="MP1" svg:x1="9.042cm" svg:y1="0.36cm" svg:x2="20.461cm" svg:y2="0.36cm"><text:p/></draw:line><draw:path text:anchor-type="paragraph" draw:z-index="111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12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9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5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2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3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4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1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8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9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0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5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6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7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4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87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88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89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91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92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93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0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1003181331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5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91658441924267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6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3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4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81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2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0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7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8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9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4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5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6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73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71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72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69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0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65" draw:name="Shape9" draw:style-name="Mgr1" draw:text-style-name="MP1" svg:x1="11.559cm" svg:y1="0.36cm" svg:x2="20.5cm" svg:y2="0.36cm"><text:p/></draw:line><draw:frame text:anchor-type="paragraph" draw:z-index="66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67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8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4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3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61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2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59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60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8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6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57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4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5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52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53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50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51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8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9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6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7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4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5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2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43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0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1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1"><draw:text-box fo:min-height="0.355cm"><text:p text:style-name="MP3"><draw:g text:anchor-type="paragraph" draw:z-index="38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9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4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6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37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0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5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8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3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26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27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4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2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3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0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1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18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19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2" draw:name="Shape3_0" draw:style-name="Mgr14" draw:text-style-name="MP1" svg:x1="10.893cm" svg:y1="0.403cm" svg:x2="20.503cm" svg:y2="0.327cm"><text:p/></draw:line><draw:path text:anchor-type="char" draw:z-index="13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16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5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4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17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10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1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349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0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2" text:anchor-type="paragraph" svg:y="-0.06cm" draw:z-index="0"><draw:text-box fo:min-height="0.499cm" fo:min-width="3cm"><draw:frame draw:style-name="Mfr2" draw:name="Frame6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1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3" text:anchor-type="paragraph" svg:y="-0.06cm" draw:z-index="0"><draw:text-box fo:min-height="0.499cm" fo:min-width="3cm"><draw:frame draw:style-name="Mfr2" draw:name="Frame10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2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3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4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5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6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57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8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59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60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3DT3H28M23S</meta:editing-duration>
    <meta:editing-cycles>302</meta:editing-cycles>
    <meta:generator>LibreOffice/7.1.4.2$Linux_X86_64 LibreOffice_project/a529a4fab45b75fefc5b6226684193eb000654f6</meta:generator>
    <dc:date>2021-09-13T09:16:44.231186058</dc:date>
    <meta:document-statistic meta:table-count="0" meta:image-count="0" meta:object-count="0" meta:page-count="1" meta:paragraph-count="784" meta:word-count="2858" meta:character-count="18789" meta:non-whitespace-character-count="16319"/>
    <meta:template xlink:type="simple" xlink:actuate="onRequest" xlink:title="13-Géométrie plane partie_2_Serie_4_parallèles_et_perpendiculaires" xlink:href="../../Corrections%20brutes/SESAMATH/cahier%206ème%202021/13-Géométrie%20plane%20partie_2_Serie_4_parallèles_et_perpendiculaires.ott" meta:date="2021-01-17T20:27:00.625215510"/>
  </office:meta>
</office:document-meta>
</file>